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3.2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0.684cm" fo:break-before="auto" style:use-optimal-row-height="false"/>
    </style:style>
    <style:style style:name="ro8" style:family="table-row">
      <style:table-row-properties style:row-height="1.289cm" fo:break-before="auto" style:use-optimal-row-height="false"/>
    </style:style>
    <style:style style:name="ro9" style:family="table-row">
      <style:table-row-properties style:row-height="0.841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0.894cm" fo:break-before="auto" style:use-optimal-row-height="false"/>
    </style:style>
    <style:style style:name="ro12" style:family="table-row">
      <style:table-row-properties style:row-height="1.053cm" fo:break-before="auto" style:use-optimal-row-height="false"/>
    </style:style>
    <style:style style:name="ro13" style:family="table-row">
      <style:table-row-properties style:row-height="1.236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16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6" style:family="table-cell" style:parent-style-name="Default">
      <style:table-cell-properties style:text-align-source="fix" style:repeat-content="false"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28"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9"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30"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31"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32"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33" style:family="table-cell" style:parent-style-name="Default">
      <style:table-cell-properties style:vertical-align="top"/>
    </style:style>
    <style:style style:name="ce34"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5"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2">
      <style:table-cell-properties fo:wrap-option="wrap" fo:border="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9"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4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41"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42"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6"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47"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9"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5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51" style:family="table-cell" style:parent-style-name="Default">
      <style:table-cell-properties style:text-align-source="fix" style:repeat-content="false" fo:wrap-option="wrap" style:vertical-align="middle"/>
      <style:paragraph-properties fo:text-align="justify" fo:margin-left="0cm"/>
    </style:style>
    <style:style style:name="ce52"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3"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54"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5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5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57"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58"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60"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63" style:family="table-cell" style:parent-style-name="Default">
      <style:table-cell-properties fo:border-bottom="none" fo:border-left="none" fo:border-right="none" fo:border-top="0.06pt solid #000000"/>
    </style:style>
    <style:style style:name="ce6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65" style:family="table-cell" style:parent-style-name="Default" style:data-style-name="N3">
      <style:table-cell-properties fo:border="none"/>
      <style:text-properties fo:font-weight="bold" style:font-weight-asian="bold" style:font-weight-complex="bold"/>
    </style:style>
    <style:style style:name="ce66"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67"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8" style:family="table-cell" style:parent-style-name="Default">
      <style:table-cell-properties fo:wrap-option="wrap"/>
    </style:style>
    <style:style style:name="ce69" style:family="table-cell" style:parent-style-name="Default">
      <style:table-cell-properties style:text-align-source="fix" style:repeat-content="false" fo:wrap-option="wrap"/>
      <style:paragraph-properties fo:text-align="start" fo:margin-left="0cm"/>
    </style:style>
    <style:style style:name="ce70"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72"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73" style:family="table-cell" style:parent-style-name="Default">
      <style:table-cell-properties style:vertical-align="top"/>
      <style:text-properties fo:font-weight="bold" style:font-weight-asian="bold" style:font-weight-complex="bold"/>
    </style:style>
    <style:style style:name="ce74" style:family="table-cell" style:parent-style-name="Default">
      <style:table-cell-properties style:text-align-source="fix" style:repeat-content="false" style:vertical-align="top"/>
      <style:paragraph-properties fo:text-align="center"/>
      <style:text-properties style:font-name="Liberation Sans"/>
    </style:style>
    <style:style style:name="ce75"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76"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style:vertical-align="top"/>
    </style:style>
    <style:style style:name="ce78"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font-name-complex=""/>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office:automatic-styles>
  <office:body>
    <office:spreadsheet>
      <table:table table:name="Činnost" table:style-name="ta1">
        <table:shapes>
          <draw:frame draw:z-index="0" draw:name="https://ssl.gstatic.com/ui/v1/icons/mail/images/cleardot.gif" draw:style-name="gr1" draw:text-style-name="P1" svg:width="0.025cm" svg:height="0.025cm" svg:x="3.594cm" svg:y="14.008cm">
            <draw:image xlink:href="https://ssl.gstatic.com/ui/v1/icons/mail/images/cleardot.gif" xlink:type="simple" xlink:show="embed" xlink:actuate="onLoad">
              <text:p/>
            </draw:image>
          </draw:frame>
        </table:shapes>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23" office:value-type="string" calcext:value-type="string">
            <text:p>Časové období</text:p>
          </table:table-cell>
          <table:table-cell table:style-name="ce16" office:value-type="string" calcext:value-type="string">
            <text:p>Město</text:p>
          </table:table-cell>
          <table:table-cell table:style-name="ce28" office:value-type="string" calcext:value-type="string" table:number-columns-spanned="4" table:number-rows-spanned="1">
            <text:p>Politická strana</text:p>
          </table:table-cell>
          <table:covered-table-cell table:style-name="ce28"/>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4" office:value-type="string" calcext:value-type="string">
            <text:p>květen 2015</text:p>
            <text:p>19 pracovních dnů</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29" office:value-type="string" calcext:value-type="string" table:number-columns-spanned="4" table:number-rows-spanned="1">
            <text:p>Česká pirátská strana</text:p>
            <text:p>Řehořova 943/19</text:p>
            <text:p>13000 Praha 3 – Žižkov</text:p>
            <text:p/>
            <text:p>datová schránka <text:span text:style-name="T5">b2i4r6j</text:span></text:p>
          </table:table-cell>
          <table:covered-table-cell table:style-name="ce29"/>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30" office:value-type="string" calcext:value-type="string" table:number-columns-spanned="3" table:number-rows-spanned="1">
            <text:p>Počet hodin</text:p>
          </table:table-cell>
          <table:covered-table-cell table:style-name="ce30"/>
          <table:covered-table-cell table:style-name="ce34"/>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5"/>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40"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Usnesení kontrolního výboru k poskytování informací o platech úředníků</text:p>
            <text:p>Usnesení kontrolního výboru k vymáhání škody ve věci pronájmu Škodova paláce</text:p>
            <text:p>Zabránit ve stavbě Mariánského sloupu</text:p>
          </table:table-cell>
          <table:table-cell table:style-name="ce7" office:value-type="string" calcext:value-type="string">
            <text:p>Přednáška na mezinárodním Pirateconu v Mariánských lázních (na téma samosprávy)</text:p>
            <text:p>Zapracování připomínek do stanov Otevřených měst</text:p>
            <text:p><text:span text:style-name="T2">Velký článek o pozici Pirátů v zastupitelstvu</text:span></text:p>
          </table:table-cell>
          <table:table-cell table:style-name="ce7" office:value-type="string" calcext:value-type="string">
            <text:p>Účast na konzultacích k novele autorského zákona</text:p>
            <text:p>Vítězství v soudním sporu o zveřejnění technických norem</text:p>
            <text:p>Příprava textu strategie IT s Josefem Šlerkou</text:p>
            <text:p>Provedeno sebehodnocení v klubu</text:p>
          </table:table-cell>
          <table:table-cell table:style-name="ce31" office:value-type="float" office:value="114" calcext:value-type="float">
            <text:p>114,00</text:p>
          </table:table-cell>
          <table:table-cell table:style-name="ce31" office:value-type="float" office:value="28.66" calcext:value-type="float">
            <text:p>28,66</text:p>
          </table:table-cell>
          <table:table-cell table:style-name="ce33" office:value-type="float" office:value="180.88" calcext:value-type="float">
            <text:p>180,88</text:p>
          </table:table-cell>
          <table:table-cell table:style-name="ce38" table:formula="of:=[.G8]/[.E8]*100" office:value-type="float" office:value="158.666666666667" calcext:value-type="float">
            <text:p>159</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office:value-type="string" calcext:value-type="string">
            <text:p>Skript na automatizaci výčetek</text:p>
            <text:p>Získání souhlasu vedení města s otevřením dat vybraných městských firem</text:p>
          </table:table-cell>
          <table:table-cell table:style-name="ce26" office:value-type="string" calcext:value-type="string">
            <text:p>Outsourcing IT na Praze 10</text:p>
            <text:p>Práce v oblasti IT na magistrátu</text:p>
          </table:table-cell>
          <table:table-cell table:style-name="ce7" office:value-type="string" calcext:value-type="string">
            <text:p>Příprava textu strategie IT s Josefem Šlerkou</text:p>
            <text:p>Národní konvent TTIP</text:p>
          </table:table-cell>
          <table:table-cell table:style-name="ce31" table:formula="of:=[.E8]" office:value-type="float" office:value="114" calcext:value-type="float">
            <text:p>114,00</text:p>
          </table:table-cell>
          <table:table-cell table:style-name="ce33" office:value-type="float" office:value="28.91" calcext:value-type="float">
            <text:p>28,91</text:p>
          </table:table-cell>
          <table:table-cell table:style-name="ce35" office:value-type="float" office:value="132.95" calcext:value-type="float">
            <text:p>132,95</text:p>
          </table:table-cell>
          <table:table-cell table:style-name="ce38" table:formula="of:=[.G9]/[.E9]*100" office:value-type="float" office:value="116.622807017544" calcext:value-type="float">
            <text:p>117</text:p>
          </table:table-cell>
          <table:table-cell table:style-name="Default" table:number-columns-repeated="4"/>
          <table:table-cell table:style-name="ce7" table:number-columns-repeated="2"/>
          <table:table-cell table:number-columns-repeated="1010"/>
        </table:table-row>
        <table:table-row table:style-name="ro5">
          <table:table-cell table:style-name="ce7" office:value-type="string" calcext:value-type="string">
            <text:p>Mikuláš Ferjenčík</text:p>
          </table:table-cell>
          <table:table-cell table:style-name="ce19" office:value-type="string" calcext:value-type="string">
            <text:p>Mediální strategie</text:p>
            <text:p><text:span text:style-name="T2">Dokumentace případu machinací se změnami územního plánu na Praze 12</text:span></text:p>
          </table:table-cell>
          <table:table-cell table:style-name="ce27" office:value-type="string" calcext:value-type="string">
            <text:p>Účast na mezinárodním Pirateconu v Mariánských lázních (na téma samosprávy)</text:p>
          </table:table-cell>
          <table:table-cell table:style-name="ce7"/>
          <table:table-cell table:style-name="ce31" table:formula="of:=[.E9]" office:value-type="float" office:value="114" calcext:value-type="float">
            <text:p>114,00</text:p>
          </table:table-cell>
          <table:table-cell table:style-name="ce31" office:value-type="float" office:value="17.4" calcext:value-type="float">
            <text:p>17,40</text:p>
          </table:table-cell>
          <table:table-cell table:style-name="ce36" office:value-type="float" office:value="121.82" calcext:value-type="float">
            <text:p>121,82</text:p>
          </table:table-cell>
          <table:table-cell table:style-name="ce38" table:formula="of:=[.G10]/[.E10]*100" office:value-type="float" office:value="106.859649122807" calcext:value-type="float">
            <text:p>107</text:p>
          </table:table-cell>
          <table:table-cell table:style-name="Default" table:number-columns-repeated="3"/>
          <table:table-cell table:style-name="ce7" table:number-columns-repeated="3"/>
          <table:table-cell table:number-columns-repeated="1010"/>
        </table:table-row>
        <table:table-row table:style-name="ro6">
          <table:table-cell table:style-name="ce8" office:value-type="string" calcext:value-type="string">
            <text:p>Adam Zábranský</text:p>
          </table:table-cell>
          <table:table-cell table:style-name="ce20" office:value-type="string" calcext:value-type="string">
            <text:p>Doporučení k městským firmám</text:p>
            <text:p>Získání seznamu nemovitého majetku svěřeného městským částem (nájmů)</text:p>
            <text:p>Seznam odměn statutárních orgánů městských firem</text:p>
          </table:table-cell>
          <table:table-cell table:style-name="ce8" office:value-type="string" calcext:value-type="string">
            <text:p>žádost o zvukový záznam z jednání Rady ohledně záchranné služby</text:p>
            <text:p>Rozeslání senioři píší Wikipedii</text:p>
          </table:table-cell>
          <table:table-cell table:style-name="ce8" office:value-type="string" calcext:value-type="string">
            <text:p>Vyjádření k tiskům na jednání Rady</text:p>
          </table:table-cell>
          <table:table-cell table:style-name="ce32" table:formula="of:=[.E10]" office:value-type="float" office:value="114" calcext:value-type="float">
            <text:p>114,00</text:p>
          </table:table-cell>
          <table:table-cell table:style-name="ce32" office:value-type="float" office:value="18.2" calcext:value-type="float">
            <text:p>18,20</text:p>
          </table:table-cell>
          <table:table-cell table:style-name="ce37" office:value-type="float" office:value="104.7" calcext:value-type="float">
            <text:p>104,70</text:p>
          </table:table-cell>
          <table:table-cell table:style-name="ce39" table:formula="of:=[.G11]/[.E11]*100" office:value-type="float" office:value="91.8421052631579" calcext:value-type="float">
            <text:p>92</text:p>
          </table:table-cell>
          <table:table-cell table:style-name="Default" table:number-columns-repeated="3"/>
          <table:table-cell table:style-name="ce40" table:number-columns-repeated="3"/>
          <table:table-cell table:number-columns-repeated="1010"/>
        </table:table-row>
        <table:table-row table:style-name="ro7">
          <table:table-cell table:style-name="ce9"/>
          <table:table-cell table:style-name="Default"/>
          <table:table-cell table:style-name="ce7" table:number-columns-repeated="12"/>
          <table:table-cell table:number-columns-repeated="1010"/>
        </table:table-row>
        <table:table-row table:style-name="ro5">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style-name="ce21"/>
          <table:covered-table-cell table:number-columns-repeated="6" table:style-name="ce17"/>
          <table:table-cell table:style-name="ce17" table:number-columns-repeated="6"/>
          <table:table-cell table:number-columns-repeated="1010"/>
        </table:table-row>
        <table:table-row table:style-name="ro2">
          <table:table-cell table:style-name="ce11"/>
          <table:table-cell table:style-name="ce22"/>
          <table:table-cell table:style-name="ce17" table:number-columns-repeated="4"/>
          <table:table-cell table:style-name="Default"/>
          <table:table-cell table:style-name="ce17" table:number-columns-repeated="7"/>
          <table:table-cell table:number-columns-repeated="1010"/>
        </table:table-row>
        <table:table-row table:style-name="ro2" table:number-rows-repeated="2">
          <table:table-cell table:style-name="ce11"/>
          <table:table-cell table:number-columns-repeated="1023"/>
        </table:table-row>
        <table:table-row table:style-name="ro8">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8">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41"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42" office:value-type="string" calcext:value-type="string" table:number-columns-spanned="1" table:number-rows-spanned="3">
            <text:p>Zastupitel</text:p>
          </table:table-cell>
          <table:table-cell table:style-name="ce46" office:value-type="string" calcext:value-type="string" table:number-columns-spanned="3" table:number-rows-spanned="1">
            <text:p>Příjmy od města</text:p>
          </table:table-cell>
          <table:covered-table-cell table:number-columns-repeated="2" table:style-name="ce52"/>
          <table:table-cell table:style-name="ce46" office:value-type="string" calcext:value-type="string" table:number-columns-spanned="4" table:number-rows-spanned="1">
            <text:p>Schvalovací proces ve straně</text:p>
          </table:table-cell>
          <table:covered-table-cell table:number-columns-repeated="3" table:style-name="ce52"/>
          <table:table-cell table:style-name="ce46" office:value-type="string" calcext:value-type="string" table:number-columns-spanned="2" table:number-rows-spanned="1">
            <text:p>Příjmy od strany</text:p>
          </table:table-cell>
          <table:covered-table-cell table:style-name="ce52"/>
          <table:table-cell table:style-name="ce64"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9">
          <table:covered-table-cell table:style-name="ce42"/>
          <table:table-cell table:style-name="ce47" office:value-type="string" calcext:value-type="string" table:number-columns-spanned="1" table:number-rows-spanned="2">
            <text:p>Paušální částka</text:p>
          </table:table-cell>
          <table:table-cell table:style-name="ce47" office:value-type="string" calcext:value-type="string" table:number-columns-spanned="1" table:number-rows-spanned="2">
            <text:p>Očekávaná náhrada výdělku</text:p>
          </table:table-cell>
          <table:table-cell table:style-name="ce53" office:value-type="string" calcext:value-type="string" table:number-columns-spanned="1" table:number-rows-spanned="2">
            <text:p>Jiné </text:p>
            <text:p>příjmy</text:p>
          </table:table-cell>
          <table:table-cell table:style-name="ce55" office:value-type="string" calcext:value-type="string" table:number-columns-spanned="2" table:number-rows-spanned="1">
            <text:p>Návrh předsedy klubu</text:p>
          </table:table-cell>
          <table:covered-table-cell table:style-name="ce58"/>
          <table:table-cell table:style-name="ce62" office:value-type="string" calcext:value-type="string" table:number-columns-spanned="2" table:number-rows-spanned="1">
            <text:p>Návrh klubu</text:p>
          </table:table-cell>
          <table:covered-table-cell table:style-name="ce58"/>
          <table:table-cell table:style-name="ce62" office:value-type="string" calcext:value-type="string" table:number-columns-spanned="2" table:number-rows-spanned="1">
            <text:p>Schváleno</text:p>
            <text:p>předsednictvem</text:p>
          </table:table-cell>
          <table:covered-table-cell table:style-name="ce44"/>
          <table:covered-table-cell table:style-name="Default"/>
          <table:table-cell table:style-name="Default" table:number-columns-repeated="2"/>
          <table:table-cell table:number-columns-repeated="1011"/>
        </table:table-row>
        <table:table-row table:style-name="ro9">
          <table:covered-table-cell table:style-name="ce43"/>
          <table:covered-table-cell table:number-columns-repeated="3" table:style-name="ce48"/>
          <table:table-cell table:style-name="ce56" office:value-type="string" calcext:value-type="string">
            <text:p>Pevná</text:p>
            <text:p>složka</text:p>
          </table:table-cell>
          <table:table-cell table:style-name="ce59" office:value-type="string" calcext:value-type="string">
            <text:p>Var.</text:p>
            <text:p>složka</text:p>
          </table:table-cell>
          <table:table-cell table:style-name="ce56" office:value-type="string" calcext:value-type="string">
            <text:p>Pevná </text:p>
            <text:p>složka</text:p>
          </table:table-cell>
          <table:table-cell table:style-name="ce59" office:value-type="string" calcext:value-type="string">
            <text:p>Var.</text:p>
            <text:p>složka</text:p>
          </table:table-cell>
          <table:table-cell table:style-name="ce56" office:value-type="string" calcext:value-type="string">
            <text:p>Pevná </text:p>
            <text:p>složka</text:p>
          </table:table-cell>
          <table:table-cell table:style-name="ce59"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9" office:value-type="float" office:value="5103" calcext:value-type="float">
            <text:p>5 103</text:p>
          </table:table-cell>
          <table:table-cell table:style-name="ce49" table:formula="of:=[$Činnost.F8]*450" office:value-type="float" office:value="12897" calcext:value-type="float">
            <text:p>12 897</text:p>
          </table:table-cell>
          <table:table-cell table:style-name="ce54" office:value-type="float" office:value="0" calcext:value-type="float">
            <text:p>0</text:p>
          </table:table-cell>
          <table:table-cell table:style-name="ce57" table:formula="of:=IF([$Činnost.H8]&gt;100;8500;[$Činnost.H8]/100*8500)" office:value-type="float" office:value="8500" calcext:value-type="float">
            <text:p>8 500</text:p>
          </table:table-cell>
          <table:table-cell table:style-name="ce60" office:value-type="float" office:value="4500" calcext:value-type="float">
            <text:p>4 500</text:p>
          </table:table-cell>
          <table:table-cell table:style-name="ce49" office:value-type="float" office:value="8500" calcext:value-type="float">
            <text:p>8 500</text:p>
          </table:table-cell>
          <table:table-cell table:style-name="ce60"/>
          <table:table-cell table:style-name="ce49"/>
          <table:table-cell table:style-name="ce60"/>
          <table:table-cell table:style-name="ce65" table:formula="of:=[.B5]+[.C5]+IF([.I5]=&quot;&quot;;IF([.G5]=&quot;&quot;;[.E5];[.G5]);[.I5])+IF([.J5]=&quot;&quot;;IF([.H5]=&quot;&quot;;[.F5];[.H5]);[.J5])" office:value-type="float" office:value="31000" calcext:value-type="float">
            <text:p>31 000</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9" office:value-type="float" office:value="5103" calcext:value-type="float">
            <text:p>5 103</text:p>
          </table:table-cell>
          <table:table-cell table:style-name="ce49" table:formula="of:=[$Činnost.F9]*450" office:value-type="float" office:value="13009.5" calcext:value-type="float">
            <text:p>13 010</text:p>
          </table:table-cell>
          <table:table-cell table:style-name="ce49" office:value-type="float" office:value="0" calcext:value-type="float">
            <text:p>0</text:p>
          </table:table-cell>
          <table:table-cell table:style-name="ce57" table:formula="of:=IF([$Činnost.H9]&gt;100;8500;[$Činnost.H9]/100*8500)" office:value-type="float" office:value="8500" calcext:value-type="float">
            <text:p>8 500</text:p>
          </table:table-cell>
          <table:table-cell table:style-name="ce60" office:value-type="float" office:value="1500" calcext:value-type="float">
            <text:p>1 500</text:p>
          </table:table-cell>
          <table:table-cell table:style-name="ce49" office:value-type="float" office:value="8500" calcext:value-type="float">
            <text:p>8 500</text:p>
          </table:table-cell>
          <table:table-cell table:style-name="ce60"/>
          <table:table-cell table:style-name="ce49"/>
          <table:table-cell table:style-name="ce60"/>
          <table:table-cell table:style-name="ce65" table:formula="of:=[.B6]+[.C6]+IF([.I6]=&quot;&quot;;IF([.G6]=&quot;&quot;;[.E6];[.G6]);[.I6])+IF([.J6]=&quot;&quot;;IF([.H6]=&quot;&quot;;[.F6];[.H6]);[.J6])" office:value-type="float" office:value="28112.5" calcext:value-type="float">
            <text:p>28 11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9" office:value-type="float" office:value="5103" calcext:value-type="float">
            <text:p>5 103</text:p>
          </table:table-cell>
          <table:table-cell table:style-name="ce49" table:formula="of:=[$Činnost.F10]*450" office:value-type="float" office:value="7830" calcext:value-type="float">
            <text:p>7 830</text:p>
          </table:table-cell>
          <table:table-cell table:style-name="ce49" office:value-type="float" office:value="0" calcext:value-type="float">
            <text:p>0</text:p>
          </table:table-cell>
          <table:table-cell table:style-name="ce57" table:formula="of:=IF([$Činnost.H10]&gt;100;8500;[$Činnost.H10]/100*8500)" office:value-type="float" office:value="8500" calcext:value-type="float">
            <text:p>8 500</text:p>
          </table:table-cell>
          <table:table-cell table:style-name="ce60" office:value-type="float" office:value="2400" calcext:value-type="float">
            <text:p>2 400</text:p>
          </table:table-cell>
          <table:table-cell table:style-name="ce49" office:value-type="float" office:value="8500" calcext:value-type="float">
            <text:p>8 500</text:p>
          </table:table-cell>
          <table:table-cell table:style-name="ce60"/>
          <table:table-cell table:style-name="ce49"/>
          <table:table-cell table:style-name="ce60"/>
          <table:table-cell table:style-name="ce65" table:formula="of:=[.B7]+[.C7]+IF([.I7]=&quot;&quot;;IF([.G7]=&quot;&quot;;[.E7];[.G7]);[.I7])+IF([.J7]=&quot;&quot;;IF([.H7]=&quot;&quot;;[.F7];[.H7]);[.J7])" office:value-type="float" office:value="23833" calcext:value-type="float">
            <text:p>23 833</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50" office:value-type="float" office:value="5103" calcext:value-type="float">
            <text:p>5 103</text:p>
          </table:table-cell>
          <table:table-cell table:style-name="ce50" table:formula="of:=[$Činnost.F11]*450" office:value-type="float" office:value="8190" calcext:value-type="float">
            <text:p>8 190</text:p>
          </table:table-cell>
          <table:table-cell table:style-name="ce50" office:value-type="float" office:value="0" calcext:value-type="float">
            <text:p>0</text:p>
          </table:table-cell>
          <table:table-cell table:style-name="ce50" table:formula="of:=IF([$Činnost.H11]&gt;100;8500;[$Činnost.H11]/100*8500)" office:value-type="float" office:value="7806.57894736842" calcext:value-type="float">
            <text:p>7 807</text:p>
          </table:table-cell>
          <table:table-cell table:style-name="ce61" office:value-type="float" office:value="1000" calcext:value-type="float">
            <text:p>1 000</text:p>
          </table:table-cell>
          <table:table-cell table:style-name="ce50" office:value-type="float" office:value="7807" calcext:value-type="float">
            <text:p>7 807</text:p>
          </table:table-cell>
          <table:table-cell table:style-name="ce61"/>
          <table:table-cell table:style-name="ce50"/>
          <table:table-cell table:style-name="ce61"/>
          <table:table-cell table:style-name="ce65" table:formula="of:=[.B8]+[.C8]+IF([.I8]=&quot;&quot;;IF([.G8]=&quot;&quot;;[.E8];[.G8]);[.I8])+IF([.J8]=&quot;&quot;;IF([.H8]=&quot;&quot;;[.F8];[.H8]);[.J8])" office:value-type="float" office:value="22100" calcext:value-type="float">
            <text:p>22 100</text:p>
          </table:table-cell>
          <table:table-cell table:style-name="Default" table:number-columns-repeated="2"/>
          <table:table-cell table:number-columns-repeated="1011"/>
        </table:table-row>
        <table:table-row table:style-name="ro10">
          <table:table-cell table:style-name="ce9"/>
          <table:table-cell table:style-name="ce7" table:number-columns-repeated="6"/>
          <table:table-cell table:style-name="ce63"/>
          <table:table-cell table:style-name="ce7" table:number-columns-repeated="2"/>
          <table:table-cell table:style-name="ce66" office:value-type="string" calcext:value-type="string">
            <text:p>údaje v Kč</text:p>
          </table:table-cell>
          <table:table-cell table:style-name="ce7" table:number-columns-repeated="2"/>
          <table:table-cell table:number-columns-repeated="1011"/>
        </table:table-row>
        <table:table-row table:style-name="ro9">
          <table:table-cell table:style-name="ce44" office:value-type="string" calcext:value-type="string">
            <text:p>Upozornění:</text:p>
          </table:table-cell>
          <table:table-cell table:style-name="ce51"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10">
          <table:table-cell table:style-name="ce45"/>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table-cell table:style-name="ce7"/>
          <table:table-cell table:number-columns-repeated="1023"/>
        </table:table-row>
        <table:table-row table:style-name="ro2">
          <table:table-cell table:style-name="ce7"/>
          <table:table-cell table:number-columns-repeated="3"/>
          <table:table-cell table:style-name="Default"/>
          <table:table-cell table:number-columns-repeated="1019"/>
        </table:table-row>
        <table:table-row table:style-name="ro2">
          <table:table-cell table:style-name="ce40"/>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0">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8"/>
        <table:table-row table:style-name="ro11">
          <table:table-cell table:style-name="ce41" office:value-type="string" calcext:value-type="string">
            <text:p>D. Návrh usnesení krajského předsednictva</text:p>
          </table:table-cell>
        </table:table-row>
        <table:table-row table:style-name="ro12">
          <table:table-cell table:style-name="ce67"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6">1.</text:span><text:span text:style-name="T1"> bere na vědomí</text:span> předložený dokument přehled odměňování členů zastupitelstva,</text:p>
          </table:table-cell>
        </table:table-row>
        <table:table-row table:style-name="ro13">
          <table:table-cell office:value-type="string" calcext:value-type="string">
            <text:p><text:span text:style-name="T6">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9">
          <table:table-cell table:style-name="ce69"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74"/>
        <table:table-column table:style-name="co11" table:number-columns-repeated="9" table:default-cell-style-name="Default"/>
        <table:table-row table:style-name="ro14">
          <table:table-cell table:style-name="ce70" office:value-type="string" calcext:value-type="string" table:number-columns-spanned="2" table:number-rows-spanned="1">
            <text:p>Vysvětlivky k přehledu odměňování členů zastupitelstva</text:p>
          </table:table-cell>
          <table:covered-table-cell/>
          <table:table-cell table:style-name="ce74" table:number-columns-repeated="9"/>
        </table:table-row>
        <table:table-row table:style-name="ro15">
          <table:table-cell table:style-name="ce71"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74" table:number-columns-repeated="9"/>
        </table:table-row>
        <table:table-row table:style-name="ro11">
          <table:table-cell table:style-name="ce72" office:value-type="string" calcext:value-type="string" table:number-columns-spanned="2" table:number-rows-spanned="1">
            <text:p>Vysvětlení některých pojmů užitých v přehledu</text:p>
          </table:table-cell>
          <table:covered-table-cell/>
          <table:table-cell table:style-name="ce74" table:number-columns-repeated="9"/>
        </table:table-row>
        <table:table-row table:style-name="ro16">
          <table:table-cell table:style-name="ce16" office:value-type="string" calcext:value-type="string">
            <text:p>Paušální částka</text:p>
          </table:table-cell>
          <table:table-cell table:style-name="ce75"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74" table:number-columns-repeated="9"/>
        </table:table-row>
        <table:table-row table:style-name="ro17">
          <table:table-cell table:style-name="ce16" office:value-type="string" calcext:value-type="string">
            <text:p>Náhrada výdělku</text:p>
          </table:table-cell>
          <table:table-cell table:style-name="ce76"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74" table:number-columns-repeated="9"/>
        </table:table-row>
        <table:table-row table:style-name="ro18">
          <table:table-cell table:style-name="ce44" office:value-type="string" calcext:value-type="string">
            <text:p>Norma počtu hodin</text:p>
          </table:table-cell>
          <table:table-cell table:style-name="ce77"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73" office:value-type="string" calcext:value-type="string">
            <text:p>Schvalovací postup</text:p>
          </table:table-cell>
          <table:table-cell table:style-name="ce78"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73" office:value-type="string" calcext:value-type="string">
            <text:p>Pevná složka</text:p>
          </table:table-cell>
          <table:table-cell table:style-name="ce78"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73" office:value-type="string" calcext:value-type="string">
            <text:p>Variabilní složka</text:p>
          </table:table-cell>
          <table:table-cell table:style-name="ce78"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40"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cs" fo:country="C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8">00.00.0000</text:date>, <text:time style:data-style-name="N2" text:time-value="11:30:59.877792905">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24M59S</meta:editing-duration>
    <meta:editing-cycles>34</meta:editing-cycles>
    <meta:generator>LibreOffice/4.2.8.2$Linux_X86_64 LibreOffice_project/420m0$Build-2</meta:generator>
    <dc:date>2015-06-08T11:45:12.288333201</dc:date>
    <meta:document-statistic meta:table-count="4" meta:cell-count="126" meta:object-count="1"/>
  </office:meta>
</office:document-meta>
</file>